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07H40M29.719051S" calcext:value-type="time">
            <text:p>1207:40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2">00/00/0000</text:date>, <text:time style:data-style-name="N2" text:time-value="07:52:22.8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02T17:06:42.907000000</dc:date>
    <meta:editing-duration>P53DT9H56M10S</meta:editing-duration>
    <meta:editing-cycles>1404</meta:editing-cycles>
    <meta:generator>LibreOffice/7.2.6.2$Windows_X86_64 LibreOffice_project/b0ec3a565991f7569a5a7f5d24fed7f52653d754</meta:generator>
    <dc:creator>Benjamin Laws</dc:creator>
    <meta:document-statistic meta:table-count="2" meta:cell-count="1719" meta:object-count="0"/>
  </office:meta>
</office:document-meta>
</file>